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er">
      <style:paragraph-properties fo:padding="0in" fo:border-left="none" fo:border-right="none" fo:border-top="none" fo:border-bottom="0.99pt solid #000000" style:shadow="none"/>
      <style:text-properties style:font-name="Arial" fo:language="en" fo:country="US" fo:font-style="italic" fo:font-weight="bold" officeooo:rsid="00b7208d" officeooo:paragraph-rsid="00b7208d" style:font-style-asian="italic" style:font-weight-asian="bold" style:font-style-complex="italic" style:font-weight-complex="bold"/>
    </style:style>
    <style:style style:name="P2" style:family="paragraph" style:parent-style-name="Footer">
      <style:paragraph-properties fo:padding="0in" fo:border-left="none" fo:border-right="none" fo:border-top="0.99pt solid #000000" fo:border-bottom="none" style:shadow="none"/>
      <style:text-properties style:font-name="Arial" fo:language="en" fo:country="US" fo:font-style="italic" fo:font-weight="bold" style:font-style-asian="italic" style:font-weight-asian="bold" style:font-style-complex="italic" style:font-weight-complex="bold"/>
    </style:style>
    <style:style style:name="P3" style:family="paragraph" style:parent-style-name="Text_20_body">
      <style:text-properties style:font-name="Arial" fo:font-size="12pt" fo:language="en" fo:country="US" officeooo:rsid="008e497d" officeooo:paragraph-rsid="008e497d" style:font-size-asian="12pt" style:font-size-complex="12pt"/>
    </style:style>
    <style:style style:name="P4" style:family="paragraph" style:parent-style-name="Text_20_body">
      <style:text-properties style:font-name="Arial" fo:font-size="12pt" fo:language="en" fo:country="US" officeooo:rsid="009a4780" officeooo:paragraph-rsid="009ba21a" style:font-size-asian="12pt" style:font-size-complex="12pt"/>
    </style:style>
    <style:style style:name="P5" style:family="paragraph" style:parent-style-name="Text_20_body">
      <style:text-properties style:font-name="Arial" fo:font-size="12pt" fo:language="en" fo:country="US" officeooo:rsid="009ef1fa" officeooo:paragraph-rsid="009ef1fa" style:font-size-asian="12pt" style:font-size-complex="12pt"/>
    </style:style>
    <style:style style:name="P6" style:family="paragraph" style:parent-style-name="Text_20_body">
      <style:text-properties style:font-name="Arial" fo:font-size="12pt" fo:language="en" fo:country="US" officeooo:rsid="00c2216d" officeooo:paragraph-rsid="00c2216d" style:font-size-asian="12pt" style:font-size-complex="12pt"/>
    </style:style>
    <style:style style:name="P7" style:family="paragraph" style:parent-style-name="Text_20_body">
      <style:text-properties fo:language="en" fo:country="US" officeooo:rsid="00ad1f51" officeooo:paragraph-rsid="00ad1f51"/>
    </style:style>
    <style:style style:name="P8" style:family="paragraph" style:parent-style-name="Text_20_body">
      <style:text-properties fo:language="en" fo:country="US" officeooo:rsid="008f9a16" officeooo:paragraph-rsid="0093274e"/>
    </style:style>
    <style:style style:name="P9" style:family="paragraph" style:parent-style-name="Text_20_body">
      <style:text-properties fo:language="en" fo:country="US" officeooo:rsid="00b908fd" officeooo:paragraph-rsid="00be1922"/>
    </style:style>
    <style:style style:name="P10" style:family="paragraph" style:parent-style-name="Text_20_body">
      <style:text-properties fo:font-size="12pt" officeooo:rsid="009ef1fa" officeooo:paragraph-rsid="009ef1fa" style:font-size-asian="12pt" style:font-size-complex="12pt"/>
    </style:style>
    <style:style style:name="P11" style:family="paragraph" style:parent-style-name="Text_20_body">
      <style:text-properties fo:font-size="12pt" fo:language="en" fo:country="US" officeooo:rsid="00ac0959" officeooo:paragraph-rsid="00ac0959" style:font-size-asian="12pt" style:font-size-complex="12pt"/>
    </style:style>
    <style:style style:name="P12" style:family="paragraph" style:parent-style-name="Text_20_body">
      <style:text-properties fo:font-size="12pt" fo:language="en" fo:country="US" officeooo:rsid="00b44c44" officeooo:paragraph-rsid="00b44c44" style:font-size-asian="12pt" style:font-size-complex="12pt"/>
    </style:style>
    <style:style style:name="P13" style:family="paragraph" style:parent-style-name="Heading_20_1">
      <style:text-properties style:font-name="Arial" fo:font-size="16pt" fo:language="en" fo:country="US" officeooo:rsid="008e497d" officeooo:paragraph-rsid="009a4780" style:font-size-asian="16pt" style:font-size-complex="16pt"/>
    </style:style>
    <style:style style:name="P14" style:family="paragraph" style:parent-style-name="Heading_20_2">
      <style:text-properties officeooo:paragraph-rsid="00ac0959"/>
    </style:style>
    <style:style style:name="P15" style:family="paragraph" style:parent-style-name="Heading_20_2">
      <style:text-properties fo:font-size="14pt" style:font-size-asian="14pt" style:font-size-complex="14pt"/>
    </style:style>
    <style:style style:name="P16" style:family="paragraph" style:parent-style-name="Standard" style:list-style-name="L1">
      <style:text-properties style:font-name="Arial" fo:language="en" fo:country="US" officeooo:rsid="00922174" officeooo:paragraph-rsid="00922174"/>
    </style:style>
    <style:style style:name="P17" style:family="paragraph" style:parent-style-name="Standard" style:list-style-name="L1">
      <style:text-properties style:font-name="Arial" fo:language="en" fo:country="US"/>
    </style:style>
    <style:style style:name="P18" style:family="paragraph" style:parent-style-name="Standard" style:list-style-name="L1">
      <style:text-properties style:font-name="Arial" fo:language="en" fo:country="US" officeooo:rsid="00b1e657" officeooo:paragraph-rsid="00b1e657"/>
    </style:style>
    <style:style style:name="P19" style:family="paragraph" style:parent-style-name="Text_20_body">
      <style:text-properties style:font-name="Arial" fo:font-size="12pt" fo:language="en" fo:country="US" officeooo:rsid="00cb7e30" officeooo:paragraph-rsid="00d5dd99" style:font-size-asian="12pt" style:font-size-complex="12pt"/>
    </style:style>
    <style:style style:name="P20" style:family="paragraph" style:parent-style-name="Text_20_body">
      <style:text-properties style:font-name="Arial" fo:font-size="12pt" fo:language="en" fo:country="US" officeooo:rsid="00d3f500" officeooo:paragraph-rsid="00d5dd99" style:font-size-asian="12pt" style:font-size-complex="12pt"/>
    </style:style>
    <style:style style:name="P21" style:family="paragraph" style:parent-style-name="Text_20_body">
      <style:text-properties style:font-name="Arial" fo:font-size="12pt" fo:language="en" fo:country="US" officeooo:rsid="00c81c30" officeooo:paragraph-rsid="00d5dd99" style:font-size-asian="12pt" style:font-size-complex="12pt"/>
    </style:style>
    <style:style style:name="P22" style:family="paragraph" style:parent-style-name="Text_20_body">
      <style:text-properties style:font-name="Arial" fo:font-size="12pt" fo:language="en" fo:country="US" officeooo:rsid="00d5dd99" officeooo:paragraph-rsid="00d5dd99" style:font-size-asian="12pt" style:font-size-complex="12pt"/>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officeooo:rsid="00921abe" style:font-size-asian="12pt" style:font-size-complex="12pt"/>
    </style:style>
    <style:style style:name="T4" style:family="text">
      <style:text-properties style:font-name="Arial" fo:font-size="12pt" officeooo:rsid="0093274e" style:font-size-asian="12pt" style:font-size-complex="12pt"/>
    </style:style>
    <style:style style:name="T5" style:family="text">
      <style:text-properties style:font-name="Arial" fo:font-size="12pt" officeooo:rsid="009ba21a" style:font-size-asian="12pt" style:font-size-complex="12pt"/>
    </style:style>
    <style:style style:name="T6" style:family="text">
      <style:text-properties style:font-name="Arial" fo:font-size="12pt" officeooo:rsid="00ad1f51" style:font-size-asian="12pt" style:font-size-complex="12pt"/>
    </style:style>
    <style:style style:name="T7" style:family="text">
      <style:text-properties style:font-name="Arial" fo:font-size="12pt" officeooo:rsid="00ae82a0" style:font-size-asian="12pt" style:font-size-complex="12pt"/>
    </style:style>
    <style:style style:name="T8" style:family="text">
      <style:text-properties style:font-name="Arial" fo:font-size="12pt" officeooo:rsid="00b1e657" style:font-size-asian="12pt" style:font-size-complex="12pt"/>
    </style:style>
    <style:style style:name="T9" style:family="text">
      <style:text-properties style:font-name="Arial" fo:font-size="12pt" officeooo:rsid="00ba2eec" style:font-size-asian="12pt" style:font-size-complex="12pt"/>
    </style:style>
    <style:style style:name="T10" style:family="text">
      <style:text-properties style:font-name="Arial" fo:font-size="12pt" officeooo:rsid="00bbbd9e" style:font-size-asian="12pt" style:font-size-complex="12pt"/>
    </style:style>
    <style:style style:name="T11" style:family="text">
      <style:text-properties style:font-name="Arial" fo:font-size="12pt" officeooo:rsid="00bbe058" style:font-size-asian="12pt" style:font-size-complex="12pt"/>
    </style:style>
    <style:style style:name="T12" style:family="text">
      <style:text-properties style:font-name="Arial" fo:font-size="12pt" officeooo:rsid="00bda1b2" style:font-size-asian="12pt" style:font-size-complex="12pt"/>
    </style:style>
    <style:style style:name="T13" style:family="text">
      <style:text-properties style:font-name="Arial" fo:font-size="12pt" officeooo:rsid="00be1922" style:font-size-asian="12pt" style:font-size-complex="12pt"/>
    </style:style>
    <style:style style:name="T14" style:family="text">
      <style:text-properties style:font-name="Arial" fo:font-size="12pt" officeooo:rsid="00c16eaf" style:font-size-asian="12pt" style:font-size-complex="12pt"/>
    </style:style>
    <style:style style:name="T15" style:family="text">
      <style:text-properties style:font-name="Arial" fo:font-size="12pt" officeooo:rsid="00c2216d" style:font-size-asian="12pt" style:font-size-complex="12pt"/>
    </style:style>
    <style:style style:name="T16" style:family="text">
      <style:text-properties style:font-name="Arial" officeooo:rsid="00986467"/>
    </style:style>
    <style:style style:name="T17" style:family="text">
      <style:text-properties style:font-name="Arial" fo:language="en" fo:country="US"/>
    </style:style>
    <style:style style:name="T18" style:family="text">
      <style:text-properties style:font-name="Arial" fo:language="en" fo:country="US" officeooo:rsid="009a4780"/>
    </style:style>
    <style:style style:name="T19" style:family="text">
      <style:text-properties style:font-name="Arial" officeooo:rsid="009dbb99"/>
    </style:style>
    <style:style style:name="T20" style:family="text">
      <style:text-properties style:font-name="Arial" officeooo:rsid="00acb97e"/>
    </style:style>
    <style:style style:name="T21" style:family="text">
      <style:text-properties style:font-name="Arial" officeooo:rsid="00ad1f51"/>
    </style:style>
    <style:style style:name="T22" style:family="text">
      <style:text-properties style:font-name="Arial" officeooo:rsid="00af3736"/>
    </style:style>
    <style:style style:name="T23" style:family="text">
      <style:text-properties style:font-name="Arial" officeooo:rsid="00afab29"/>
    </style:style>
    <style:style style:name="T24" style:family="text">
      <style:text-properties style:font-name="Arial" fo:font-size="14pt" style:font-size-asian="14pt" style:font-size-complex="14pt"/>
    </style:style>
    <style:style style:name="T25" style:family="text">
      <style:text-properties style:font-name="Arial" fo:font-size="14pt" officeooo:rsid="009dbb99" style:font-size-asian="14pt" style:font-size-complex="14pt"/>
    </style:style>
    <style:style style:name="T26" style:family="text">
      <style:text-properties style:font-name="Arial" officeooo:rsid="00b59313"/>
    </style:style>
    <style:style style:name="T27" style:family="text">
      <style:text-properties officeooo:rsid="009a4780"/>
    </style:style>
    <style:style style:name="T28" style:family="text">
      <style:text-properties officeooo:rsid="00bbbd9e"/>
    </style:style>
    <style:style style:name="T29" style:family="text">
      <style:text-properties officeooo:rsid="00bbe058"/>
    </style:style>
    <style:style style:name="T30" style:family="text">
      <style:text-properties officeooo:rsid="00c2216d"/>
    </style:style>
    <style:style style:name="T31" style:family="text">
      <style:text-properties officeooo:rsid="00c248aa"/>
    </style:style>
    <style:style style:name="T32" style:family="text">
      <style:text-properties officeooo:rsid="00c5bef8"/>
    </style:style>
    <style:style style:name="T33" style:family="text">
      <style:text-properties officeooo:rsid="00cab3a4"/>
    </style:style>
    <style:style style:name="T34" style:family="text">
      <style:text-properties officeooo:rsid="00cb7e30"/>
    </style:style>
    <style:style style:name="T35" style:family="text">
      <style:text-properties officeooo:rsid="00cdfd1b"/>
    </style:style>
    <style:style style:name="T36" style:family="text">
      <style:text-properties officeooo:rsid="00cf4dd3"/>
    </style:style>
    <style:style style:name="T37" style:family="text">
      <style:text-properties officeooo:rsid="00d1e6f6"/>
    </style:style>
    <style:style style:name="T38" style:family="text">
      <style:text-properties officeooo:rsid="00d57fd2"/>
    </style:style>
    <style:style style:name="T39" style:family="text">
      <style:text-properties officeooo:rsid="00d6eee7"/>
    </style:style>
    <style:style style:name="T40" style:family="text">
      <style:text-properties officeooo:rsid="00d723b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Cost Effective Forth Systems <text:span text:style-name="T27">in FPGAs</text:span></text:h>
      <text:p text:style-name="P10"><text:span text:style-name="T17">Sub-$10 </text:span><text:span text:style-name="T18">F</text:span><text:span text:style-name="T17">PGAs are considered:</text:span></text:p>
      <text:h text:style-name="P14" text:outline-level="2">Lattice</text:h>
      <text:p text:style-name="P11"><text:span text:style-name="T19">T</text:span><text:span text:style-name="T1">he ECP5 series is tough to beat. You will want a 256-ball BGA on 0.8mm ball pitch. </text:span><text:span text:style-name="T20">A test MCU synthesized for a LFE5U-12F-6BG256C, using about 1/3 of the chip’s logic and 1/5 of the RAM. That part lists for $5.51 at DigiKey, $6.50 at Mouser ($5.25 at Qty 100). </text:span><text:span text:style-name="T21">The MCU is designed to load </text:span><text:span text:style-name="T22">the low end of code RAM from the boot flash. </text:span><text:span text:style-name="T23">The boot flash supplies the (optionally encrypted) bitstream.</text:span></text:p>
      <text:p text:style-name="P12"><text:span text:style-name="T23">T</text:span><text:span text:style-name="T1">he iCE40 Ultraplus, such as ICE40UP5K-SG48I ($5.30 at Qty 25), is a smaller package but </text:span><text:span text:style-name="T26">runs</text:span><text:span text:style-name="T1"> a bit slower: More like 40 MHz </text:span><text:span text:style-name="T26">for the MCU</text:span><text:span text:style-name="T1">.</text:span></text:p>
      <text:h text:style-name="Heading_20_2" text:outline-level="2">Gowin</text:h>
      <text:p text:style-name="P3">Gowin Semiconductor is a China-based FPGA company. Their GW1N series was introduced in 2017. They are available now, even for little guys, at a decent price. These FPGAs have some nice features for Forth-based systems:</text:p>
      <text:list xml:id="list867062884" text:style-name="L1">
        <text:list-item>
          <text:p text:style-name="P16">They're secure (internal flash).</text:p>
        </text:list-item>
        <text:list-item>
          <text:p text:style-name="P17">Built-in flash is big enough for Forth apps in addition to the bitstream.</text:p>
        </text:list-item>
        <text:list-item>
          <text:p text:style-name="P17">You can get by with 1 or 2 LDOs depending on the part.</text:p>
        </text:list-item>
        <text:list-item>
          <text:p text:style-name="P17">There is an on-chip oscillator with 5% tolerance.</text:p>
        </text:list-item>
        <text:list-item>
          <text:p text:style-name="P18">QFN and TQFP packages support cheaper PCBs.</text:p>
        </text:list-item>
      </text:list>
      <text:p text:style-name="P3"/>
      <text:p text:style-name="P8"><text:span text:style-name="T2">The GW1N-UV4 has about 5mA static power consumption with a single power supply. </text:span><text:span text:style-name="T4">The </text:span><text:span text:style-name="T2">GW1N-</text:span><text:span text:style-name="T4">L</text:span><text:span text:style-name="T2">V4 </text:span><text:span text:style-name="T4">draws less power but needs an extra LDO for the core voltage. </text:span><text:span text:style-name="T2">It fits the Forth CPU, some user logic, and 32KB of code in </text:span><text:span text:style-name="T3">on-chip </text:span><text:span text:style-name="T2">flash at a $3 to $4 price point. </text:span><text:span text:style-name="T6">Synthesis used about 3K LUT4s </text:span><text:span text:style-name="T7">at a clock speed of about 60 MHz. The performance and logic cost are about the same as Lattice ECP5. </text:span><text:span text:style-name="T10">The demo board, DK-START-GW1N4, uses a GW1N-LV4LQ144C</text:span><text:span text:style-name="T14">6</text:span><text:span text:style-name="T10">/I</text:span><text:span text:style-name="T14">5</text:span><text:span text:style-name="T10"> FPGA </text:span><text:span text:style-name="T11">and </text:span><text:span text:style-name="T12">a</text:span><text:span text:style-name="T11"> W25Q64 SPI flash.</text:span></text:p>
      <text:p text:style-name="P9"><text:span text:style-name="T7">A</text:span><text:span text:style-name="T2">fter programming the bitstream into the SPI flash, I found that I couldn’t re-program the Gowin demo files except </text:span><text:span text:style-name="T9">by </text:span><text:span text:style-name="T2">using the “Program in bscan” operation. </text:span><text:span text:style-name="T9">Normal SPI programming would complain “SPI device not found”</text:span><text:span text:style-name="T13">. </text:span><text:span text:style-name="T14">This turned out to be a board problem: The FPGA is an old stepping, date code 1849B</text:span><text:span text:style-name="T13">. </text:span><text:span text:style-name="T15">Gowin shipped me a new board.</text:span></text:p>
      <text:h text:style-name="P15" text:outline-level="2"><text:span text:style-name="T16">E</text:span><text:span text:style-name="T1">finix</text:span></text:h>
      <text:p text:style-name="P4">Efinix Semiconductor is another Chinese FPGA company targeting the low-end space. Their parts are starting to enter the supply chain, so a little hard to get. This should change in the next year or two due to investment by Xilinx and Samsung. They have a novel FPGA architecture that costs less to make and has power and speed advantages over other FPGAs. Their roadmap to 10nm (backed by Samsung) is an eye opener. But let’s look at their current 40nm FPGAs, the Trion series.</text:p>
      <text:p text:style-name="P7"><text:span text:style-name="T5">S</text:span><text:span text:style-name="T2">ynthesis results gave a clock speed of 37 MHz. </text:span><text:span text:style-name="T8">Kind of slow, but maybe low power.</text:span></text:p>
      <text:h text:style-name="Heading_20_2" text:outline-level="2"><text:soft-page-break/><text:span text:style-name="T25">X</text:span><text:span text:style-name="T24">ilinx</text:span></text:h>
      <text:p text:style-name="P5">The smallest Spartan 3 parts are under $10. You could boot those from SPI flash.</text:p>
      <text:h text:style-name="Heading_20_2" text:outline-level="2">Intel</text:h>
      <text:p text:style-name="P5">Altera/Intel MAX10 is cheap, and offers internal flash. It doesn’t boot directly from SPI flash and the synthesis results weren’t the greatest. Package options are also a bit limited.</text:p>
      <text:p text:style-name="P5"/>
      <text:h text:style-name="Heading_20_1" text:outline-level="1">Programming Forth into <text:span text:style-name="T30">SPI</text:span> Flash</text:h>
      <text:p text:style-name="P6">The <text:span text:style-name="T37">flash ISP </text:span>accepts escape sequences over the UART to place the MCU in reset and access the SPI bus of the flash directly.</text:p>
      <text:p text:style-name="P6">Some notes on various development boards:</text:p>
      <text:h text:style-name="Heading_20_2" text:outline-level="2">Arty A7-35</text:h>
      <text:p text:style-name="P6">This <text:span text:style-name="T34">Artix 7 </text:span>board has a <text:span text:style-name="T31">Spansion</text:span> <text:span text:style-name="T31">FL128SA1F00 flash chip on it. This part has been superseded by the S25FL128S. It does not support 4KB sectors, only 64KB and 256KB. For compatibility with the Forth system, the PCB’s flash chip must be replaced with something more modern. Either </text:span>MLP8 or <text:span text:style-name="T32">S</text:span>OIC16 package <text:span text:style-name="T32">may be used. I picked the ISSI IS25LP128-JMLE, a SO16 part. The alternate footprint is a 8x6mm WSON, which will take a Winbond W25Q128JVEIQ if you have hot air and solder paste. Status: Waiting for new flash parts.</text:span></text:p>
      <text:h text:style-name="Heading_20_2" text:outline-level="2">Gowin <text:span text:style-name="T28">DK-START-GW1N4</text:span></text:h>
      <text:p text:style-name="P21">After they get the boards with bad silicon out of the supply chain, they should be fine. <text:span text:style-name="T33">A</text:span> Winbond <text:s/>W25Q64JVSSIQ<text:span text:style-name="T29"> </text:span>flash <text:span text:style-name="T33">is on the PCB, so no de-soldering or soldering is necessary. Unfortunately, the second port of the FTDI USB chip is completely unused. You will need a FTDI USB-UART cable such as TTL-232R-RPi. The black, orange and yellow wires plug onto pins 2, 4, and 6 of header J8. If you can solder fine wires, you can hook up the on-board FTDI chip to header pins instead. Status: Waiting for new PCB.</text:span></text:p>
      <text:h text:style-name="Heading_20_2" text:outline-level="2">Papilio One</text:h>
      <text:p text:style-name="P19">This little Spartan XC3S250E board from Seeed Technologies is a bit old, but it’s a good design. UART connection and JTAG programming are both supported by a FTDI chip. <text:span text:style-name="T35">The uncompressed bitstream image is 1,353,728 bits, or 2.5 64KB sectors. </text:span>The flash is a <text:span text:style-name="T36">SST 25VF040B, 4M bits. If you have a Windows 10 computer, you won’t be able to synthesize the design as the Windows 10 version of ISE Webpack only supports Spartan 6. I should have tried to synthesize before I bought a board. Grrr. Status: Abandoned.</text:span></text:p>
      <text:h text:style-name="Heading_20_2" text:outline-level="2">Efinix Trion T20</text:h>
      <text:p text:style-name="P20">This dev board sets you back $200, but I bought one so I could try out the dev tools. The design synthesized to 37 MHz. A little slow. The on-board flash is W25Q32JVSSIQ, <text:span text:style-name="T38">plenty of room for </text:span><text:soft-page-break/><text:span text:style-name="T38">5Mb of bitstream and 24Mb (3MB) of Forth application. The on-board FTDI chip does not support a UART since its two ports are used for JTAG and SPI. It seems they don’t support programming the flash through JTAG or it’s too slow that way. No problem, you can plug a UART cable onto header pins. <text:s/>Status: Waiting for PCB, also trying to figure out how to instantiate tri-state buffers in VHDL. May have to code top level in Verilog.</text:span></text:p>
      <text:h text:style-name="Heading_20_2" text:outline-level="2">Lattice ICE40UP5K-B-EVN</text:h>
      <text:p text:style-name="P22">iCE40 Ultra Evaluation Board. Another board that doesn’t hook up the FTDI UART pins. <text:span text:style-name="T39">Instead it leverages the chip’s hard SPI that’s shared with the boot flash pins.</text:span> Well, there’s always the header pins. The SPI flash is a N25Q032A, obsolete but it supports 4K sectors. <text:span text:style-name="T40">Status: Not tried yet. This part could be discontinued.</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l-10 30h20z"/>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 style:font-family-complex="Tahoma"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99pt solid #000000" style:shadow="none"/>
      <style:text-properties style:font-name="Arial" fo:language="en" fo:country="US" fo:font-style="italic" fo:font-weight="bold" officeooo:rsid="00b7208d" officeooo:paragraph-rsid="00b7208d" style:font-style-asian="italic" style:font-weight-asian="bold" style:font-style-complex="italic" style:font-weight-complex="bold"/>
    </style:style>
    <style:style style:name="MP2" style:family="paragraph" style:parent-style-name="Footer">
      <style:paragraph-properties fo:padding="0in" fo:border-left="none" fo:border-right="none" fo:border-top="0.99pt solid #000000" fo:border-bottom="none" style:shadow="none"/>
      <style:text-properties style:font-name="Arial" fo:language="en" fo:country="US" fo:font-style="italic" fo:font-weight="bold" style:font-style-asian="italic" style:font-weight-asian="bold" style:font-style-complex="italic" style:font-weight-complex="bold"/>
    </style:style>
    <style:page-layout style:name="Mpm1">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PGAs for low cost Forth systems</text:p>
      </style:header>
      <style:footer>
        <text:p text:style-name="MP2"><text:page-number text:select-page="current">3</text:page-number>/<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meta:creation-date>2008-04-23T09:16:13</meta:creation-date>
    <dc:date>2019-06-12T18:17:57.931000000</dc:date>
    <dc:language>zxx</dc:language>
    <meta:editing-cycles>624</meta:editing-cycles>
    <meta:editing-duration>P1DT19H14M5S</meta:editing-duration>
    <meta:document-statistic meta:table-count="0" meta:image-count="0" meta:object-count="0" meta:page-count="3" meta:paragraph-count="36" meta:word-count="985" meta:character-count="5521" meta:non-whitespace-character-count="4575"/>
    <meta:user-defined meta:name="Info 1"/>
    <meta:user-defined meta:name="Info 2"/>
    <meta:user-defined meta:name="Info 3"/>
    <meta:user-defined meta:name="Info 4"/>
  </office:meta>
</office:document-meta>
</file>